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le2" style:family="table">
      <style:table-properties style:width="168.35mm" fo:margin-left="9.37mm" fo:margin-top="0mm" fo:margin-bottom="1.99mm" table:align="left"/>
    </style:style>
    <style:style style:name="Table2.A" style:family="table-column">
      <style:table-column-properties style:column-width="28.03mm"/>
    </style:style>
    <style:style style:name="Table2.B" style:family="table-column">
      <style:table-column-properties style:column-width="140.32mm"/>
    </style:style>
    <style:style style:name="Table2.A1" style:family="table-cell">
      <style:table-cell-properties fo:padding="1.01mm" fo:border-left="0.02mm solid #000000" fo:border-right="none" fo:border-top="0.02mm solid #000000" fo:border-bottom="0.02mm solid #000000"/>
    </style:style>
    <style:style style:name="Table2.B1" style:family="table-cell">
      <style:table-cell-properties fo:padding="1.01mm" fo:border="0.02mm solid #000000"/>
    </style:style>
    <style:style style:name="Table2.A2" style:family="table-cell">
      <style:table-cell-properties fo:padding="1.01mm" fo:border-left="0.02mm solid #000000" fo:border-right="none" fo:border-top="none" fo:border-bottom="0.02mm solid #000000"/>
    </style:style>
    <style:style style:name="Table2.B2" style:family="table-cell">
      <style:table-cell-properties fo:padding="1.01mm" fo:border-left="0.02mm solid #000000" fo:border-right="0.02mm solid #000000" fo:border-top="none" fo:border-bottom="0.02mm solid #000000"/>
    </style:style>
    <style:style style:name="Table3" style:family="table">
      <style:table-properties style:width="170mm" fo:margin-top="0mm" fo:margin-bottom="1.99mm" table:align="right"/>
    </style:style>
    <style:style style:name="Table3.A" style:family="table-column">
      <style:table-column-properties style:column-width="52.72mm"/>
    </style:style>
    <style:style style:name="Table3.B" style:family="table-column">
      <style:table-column-properties style:column-width="50.45mm"/>
    </style:style>
    <style:style style:name="Table3.C" style:family="table-column">
      <style:table-column-properties style:column-width="37.11mm"/>
    </style:style>
    <style:style style:name="Table3.D" style:family="table-column">
      <style:table-column-properties style:column-width="29.72mm"/>
    </style:style>
    <style:style style:name="Table3.A1" style:family="table-cell">
      <style:table-cell-properties style:vertical-align="bottom" fo:padding-left="1.01mm" fo:padding-right="1.01mm" fo:padding-top="0mm" fo:padding-bottom="0mm" fo:border-left="0.02mm solid #000000" fo:border-right="none" fo:border-top="0.02mm solid #000000" fo:border-bottom="0.02mm solid #000000"/>
    </style:style>
    <style:style style:name="Table3.D1" style:family="table-cell">
      <style:table-cell-properties style:vertical-align="bottom" fo:padding-left="1.01mm" fo:padding-right="1.01mm" fo:padding-top="0mm" fo:padding-bottom="0mm" fo:border="0.02mm solid #000000"/>
    </style:style>
    <style:style style:name="Table3.A2" style:family="table-cell">
      <style:table-cell-properties fo:padding-left="1.01mm" fo:padding-right="1.01mm" fo:padding-top="0mm" fo:padding-bottom="0mm" fo:border-left="0.02mm solid #000000" fo:border-right="none" fo:border-top="none" fo:border-bottom="0.02mm solid #000000"/>
    </style:style>
    <style:style style:name="Table3.D2" style:family="table-cell">
      <style:table-cell-properties fo:padding-left="1.01mm" fo:padding-right="1.01mm" fo:padding-top="0mm" fo:padding-bottom="0mm" fo:border-left="0.02mm solid #000000" fo:border-right="0.02mm solid #000000" fo:border-top="none" fo:border-bottom="0.02mm solid #000000"/>
    </style:style>
    <style:style style:name="Table1" style:family="table">
      <style:table-properties style:width="171.91mm" table:align="right"/>
    </style:style>
    <style:style style:name="Table1.A" style:family="table-column">
      <style:table-column-properties style:column-width="22.28mm"/>
    </style:style>
    <style:style style:name="Table1.B" style:family="table-column">
      <style:table-column-properties style:column-width="149.63mm"/>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Code">
      <style:paragraph-properties fo:background-color="transparent">
        <style:background-image/>
      </style:paragraph-properties>
      <style:text-properties fo:color="#cc000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ut.py</text:p>
      <text:p text:style-name="Subtitle"><text:a xlink:type="simple" xlink:href="mailto:someonesdad1@gmail.com" text:style-name="Internet_20_link" text:visited-style-name="Visited_20_Internet_20_Link">someonesdad1@gmail.com</text:a> <text:s/>29 Dec 2012</text:p>
      <text:p text:style-name="Text_20_body"/>
      <text:p text:style-name="Text_20_body">Revision history</text:p>
      <table:table table:name="Table2" table:style-name="Table2">
        <table:table-column table:style-name="Table2.A"/>
        <table:table-column table:style-name="Table2.B"/>
        <table:table-row>
          <table:table-cell table:style-name="Table2.A1" office:value-type="string">
            <text:p text:style-name="Table_20_Contents">6 May 2015</text:p>
          </table:table-cell>
          <table:table-cell table:style-name="Table2.B1" office:value-type="string">
            <text:p text:style-name="Table_20_Contents">Rewrote the code. <text:s/>Updated documentation. <text:s/>Tested on python 3.4 and 2.7.</text:p>
          </table:table-cell>
        </table:table-row>
        <table:table-row>
          <table:table-cell table:style-name="Table2.A2" office:value-type="string">
            <text:p text:style-name="Table_20_Contents">10 Sep 2014</text:p>
          </table:table-cell>
          <table:table-cell table:style-name="Table2.B2" office:value-type="string">
            <text:p text:style-name="Table_20_Contents">Got working on python 3.4.</text:p>
          </table:table-cell>
        </table:table-row>
        <table:table-row>
          <table:table-cell table:style-name="Table2.A2" office:value-type="string">
            <text:p text:style-name="Table_20_Contents">29 Dec 2012</text:p>
          </table:table-cell>
          <table:table-cell table:style-name="Table2.B2" office:value-type="string">
            <text:p text:style-name="Table_20_Contents">Original release.</text:p>
          </table:table-cell>
        </table:table-row>
      </table:table>
      <text:h text:style-name="Heading_20_1" text:outline-level="1">Introduction</text:h>
      <text:p text:style-name="Text_20_body">The <text:span text:style-name="Code">cut.py</text:span> program is a python console-based script that will try to generate a solution to a one-dimensional stock cutting problem. <text:s/>The <text:span text:style-name="Code">cut.py</text:span> script uses the <text:span text:style-name="T2">best fit decreasing heuristic</text:span>, which has been well-studied and is straightforward to program -- and is roughly the approach you'd take if you were solving the problem manually. <text:s/>It is not guaranteed to find the best solution, but it seems to work reasonably well on the small home shop type problems I'm interested in.</text:p>
      <text:p text:style-name="Text_20_body">The best fit decreasing method sorts the set of lengths desired and the set of stock material, then selects the largest piece to be cut and cuts it from the smallest stock piece available. <text:s/>Repeat until there are no more stock pieces or the remaining stock is too small to cut a required piece, which is labeled as a failure to find a solution. </text:p>
      <text:p text:style-name="Text_20_body">All lengths are converted to integers by dividing by the <text:span text:style-name="Code">resolution</text:span> given in the datafile and taking the integer part of the quotient. <text:s/>This allows exact arithmetic, which avoids annoying roundoff problems when using floating point numbers.</text:p>
      <text:p text:style-name="Text_20_body">This program is aimed at hobbyists like me working in a shop. <text:s/>I don't care whether a solution is optimal -- it just has to be reasonable and save me the time of manually laying out a cutting list. <text:s/></text:p>
      <text:p text:style-name="Text_20_body">This problem and its many variants are important in the practical world of allocating resources with various constraints; they are typically NP-hard [<text:span text:style-name="Reference">wp</text:span>]. <text:s/>Such problems have been intensively studied for many decades and occur in many forms. <text:s/>For example, one dimensional problems are things like this cutting list problem, operating room scheduling, computer server allocation, etc. <text:s/>Two dimensional problems come about when e.g. trying to efficiently manufacture things from sheet goods. <text:s/></text:p>
      <text:p text:style-name="Text_20_body">A three dimensional example problem is how to efficiently pack a suitcase when traveling. <text:s/>You've probably found that a practical strategy is to locate the big items first because the smaller items can often be placed in the spaces left between the big items. <text:s/>You'd likely gravitate towards picking the largest remaining item to pack and putting it into the smallest space available that can accommodate it. <text:s/>That's the heuristic used in this script.</text:p>
      <text:h text:style-name="Heading_20_2" text:outline-level="2">Installation</text:h>
      <text:p text:style-name="Text_20_body">I've never been a fan of python's installation utilities, so the <text:span text:style-name="Code">cut.zip</text:span> file is a flat repository of the script, its needed modules, and documentation. <text:s/>Unzip them somewhere and run the script by the command <text:span text:style-name="Code">python cut.py</text:span>; you should get the usage statement. <text:s/>You can move the support modules to somewhere in your <text:span text:style-name="Code">PYTHONPATH</text:span> if you wish.</text:p>
      <text:h text:style-name="Heading_20_2" text:outline-level="2">Usage</text:h>
      <text:p text:style-name="Text_20_body">Here's the usage statement:</text:p>
      <text:p text:style-name="Code">Usage: <text:s/>cut.py [options] datafile</text:p>
      <text:p text:style-name="Code"><text:s text:c="2"/>Generate a cutting list for parts that must be cut from lengths of raw</text:p>
      <text:p text:style-name="Code"><text:s text:c="2"/>materials. <text:s/>The datafile contains the information used to define the</text:p>
      <text:p text:style-name="Code"><text:s text:c="2"/>problem and is executable python code. <text:s/>The algorithm used is the</text:p>
      <text:p text:style-name="Code"><text:soft-page-break/><text:s text:c="2"/>best-fit decreasing heuristic, which picks the largest piece which needs</text:p>
      <text:p text:style-name="Code"><text:s text:c="2"/>to be cut and cuts it from the smallest remaining stock piece.</text:p>
      <text:p text:style-name="Code"/>
      <text:p text:style-name="Code"><text:s text:c="2"/>The variables in the datafile must be [default]:</text:p>
      <text:p text:style-name="Code"><text:s text:c="4"/>significant_digits <text:s text:c="5"/>Integer from 1 to 15 [3]</text:p>
      <text:p text:style-name="Code"><text:s text:c="4"/>kerf <text:s text:c="19"/>Number &gt;= 0 [0]</text:p>
      <text:p text:style-name="Code"><text:s text:c="4"/>resolution <text:s text:c="13"/>Number &gt; 0 [1]</text:p>
      <text:p text:style-name="Code"><text:s text:c="4"/>stock <text:s text:c="18"/>Dictionary</text:p>
      <text:p text:style-name="Code"><text:s text:c="4"/>pieces <text:s text:c="17"/>Dictionary</text:p>
      <text:p text:style-name="Code"/>
      <text:p text:style-name="Code"><text:s text:c="2"/>The stock and pieces dictionaries have the forms {length:count, ...}</text:p>
      <text:p text:style-name="Code"><text:s text:c="2"/>where length is a number (or a string representing a number) and count is</text:p>
      <text:p text:style-name="Code"><text:s text:c="2"/>an integer. <text:s/>The AddStock() and AddPieces() convenience functions can</text:p>
      <text:p text:style-name="Code"><text:s text:c="2"/>also be used to define the stock or pieces to be cut.</text:p>
      <text:p text:style-name="Code"/>
      <text:p text:style-name="Code"><text:s text:c="2"/>-c <text:s text:c="3"/>Use the clipboard's contents for the datafile.</text:p>
      <text:p text:style-name="Code"><text:s text:c="2"/>-d <text:s text:c="3"/>Turn on debug printing to see the heuristic's progress.</text:p>
      <text:p text:style-name="Code"><text:s text:c="2"/>-p <text:s text:c="3"/>Plot the cutting details to a PostScript file cut.ps.</text:p>
      <text:p text:style-name="Code"><text:s text:c="2"/>-s <text:s text:c="3"/>Print a datafile template to stdout with explanatory comments.</text:p>
      <text:p text:style-name="Code"><text:s text:c="2"/>-t <text:s text:c="3"/>Run self-tests.</text:p>
      <text:p text:style-name="Code_20_end"><text:s text:c="2"/>-v <text:s text:c="3"/>Include time, information on datafile in printed report.</text:p>
      <text:p text:style-name="Text_20_body">To run the script, you need to create a datafile for the script's input. <text:s/>You can run <text:span text:style-name="Code">python cut.py -s</text:span> and get a sample datafile printed to stdout.</text:p>
      <text:p text:style-name="Text_20_body">The <text:span text:style-name="Code">-v</text:span> option is used to get additional information about the time the program was run and information on the datafile used. <text:s/>In particular, the MD5 hash of the datafile is used to help you identify later a particular version of a datafile used for a particular report.</text:p>
      <text:p text:style-name="Text_20_body">The <text:span text:style-name="Code">-t</text:span> option is normally not needed by uses. <text:s/>The program's self-tests are silently run on every invocation; if the <text:span text:style-name="Code">-t</text:span> option is used, the normally-quiet test statement is printed to stdout.</text:p>
      <text:h text:style-name="Heading_20_2" text:outline-level="2">Example datafile</text:h>
      <text:p text:style-name="Text_20_body">The <text:span text:style-name="Code">-s</text:span> option prints a template datafile to stdout:</text:p>
      <text:p text:style-name="Code"># Sample configuration file for cut.py script. <text:s/>This file must be</text:p>
      <text:p text:style-name="Code"># executable python code.</text:p>
      <text:p text:style-name="Code"/>
      <text:p text:style-name="Code"># Specify the number of significant digits in the output report.</text:p>
      <text:p text:style-name="Code">significant_digits = 6</text:p>
      <text:p text:style-name="Code"/>
      <text:p text:style-name="Code"># The kerf keyword is used to define the kerf width of a cut. <text:s/>It</text:p>
      <text:p text:style-name="Code"># is essentially tacked onto the end of each piece desired as it</text:p>
      <text:p text:style-name="Code"># is cut from a stock piece. <text:s/>The default value is 0.</text:p>
      <text:p text:style-name="Code">kerf = 0.1</text:p>
      <text:p text:style-name="Code"/>
      <text:p text:style-name="Code"># The resolution is used to convert each stock and piece length to an</text:p>
      <text:p text:style-name="Code"># integer so that the arithmetic is exact. <text:s/>Each length is divided by this</text:p>
      <text:p text:style-name="Code"># number and converted to an integer. <text:s/>If you define it as a string in</text:p>
      <text:p text:style-name="Code"># fractional form, subsequent output will be in fractions.</text:p>
      <text:p text:style-name="Code">resolution = 0.01</text:p>
      <text:p text:style-name="Code"/>
      <text:p text:style-name="Code"># The stock dictionary defines stock on-hand for the problem.</text:p>
      <text:p text:style-name="Code">stock = {</text:p>
      <text:p text:style-name="Code"><text:s text:c="4"/># length : count,</text:p>
      <text:p text:style-name="Code"><text:s text:c="4"/>96: 4, <text:s text:c="5"/># Four 8 foot 2x4's</text:p>
      <text:p text:style-name="Code">}</text:p>
      <text:p text:style-name="Code"/>
      <text:p text:style-name="Code"># The pieces dictionary defines the cut pieces desired.</text:p>
      <text:p text:style-name="Code">pieces = { # length : count,</text:p>
      <text:p text:style-name="Code"><text:s text:c="4"/># Proper and improper fractions are allowed as lengths. <text:s/>The following</text:p>
      <text:p text:style-name="Code"><text:s text:c="4"/># fractional forms result in the same length.</text:p>
      <text:p text:style-name="Code"><text:s text:c="4"/>"16+3/4": 1,</text:p>
      <text:p text:style-name="Code"><text:s text:c="4"/>"16-3/4": 1,</text:p>
      <text:p text:style-name="Code"><text:s text:c="4"/>"16 3/4": 1,</text:p>
      <text:p text:style-name="Code"><text:s text:c="4"/>"69/4": 1,</text:p>
      <text:p text:style-name="Code"/>
      <text:p text:style-name="Code"><text:soft-page-break/><text:s text:c="4"/># Integers, floats, and strings representing numbers are allowed as</text:p>
      <text:p text:style-name="Code"><text:s text:c="4"/># lengths. <text:s/>Python hashes integers and floats to the same value, so the</text:p>
      <text:p text:style-name="Code"><text:s text:c="4"/># following second entry overwrites the first.</text:p>
      <text:p text:style-name="Code"><text:s text:c="4"/>33: 1,</text:p>
      <text:p text:style-name="Code"><text:s text:c="4"/>33.0: 1,</text:p>
      <text:p text:style-name="Code"><text:s text:c="4"/>"33": 1,</text:p>
      <text:p text:style-name="Code">}</text:p>
      <text:p text:style-name="Code"/>
      <text:p text:style-name="Code"># The AddPieces() function is a convenience function to let you define a</text:p>
      <text:p text:style-name="Code"># set of desired piece lengths. <text:s/>Example: <text:s/>AddPieces(3, "3", 3.0) would</text:p>
      <text:p text:style-name="Code"># cause three pieces of length 3 to be added to the pieces dictionary. <text:s/>The</text:p>
      <text:p text:style-name="Code_20_end"># function AddStock() works analogously for individual stock pieces.</text:p>
      <text:p text:style-name="Text_20_body">The default number of significant figures is 3; I find this more than adequate for the typical problems I choose to solve. <text:s/>If it's too small for your tastes, you can change the default value in the function <text:span text:style-name="Code">ParseCommandLine</text:span>.</text:p>
      <text:p text:style-name="Text_20_body">The <text:span text:style-name="Code">resolution</text:span> variable is used to convert input lengths to integers; the lengths are divided by <text:span text:style-name="Code">resolution</text:span>'s value and the integer part is taken. <text:s/>This allows exact comparisons and arithmetic in the code without the annoying round-off problems of floating point arithmetic.</text:p>
      <text:p text:style-name="Text_20_body">The <text:span text:style-name="Code">kerf</text:span> variable is a scrap loss that is due to the width of the saw blade. <text:s/>This is a different type of scrap than left-over stock (which can be used for other projects), which is why they are distinguished.</text:p>
      <text:p text:style-name="Text_20_body">When populating the <text:span text:style-name="Code">pieces</text:span> and <text:span text:style-name="Code">stock</text:span> dictionaries, there are subtleties about how the keys hash. <text:s/>In python, integers and floating point numbers that are arithmetically equal hash to the same value. <text:s/>Thus, in the above template datafile, you'll find that there are only two keys: <text:s/>one integer key due to the <text:span text:style-name="Code">"33"</text:span> string and one floating point key <text:span text:style-name="Code">33.0</text:span> due to the second of the three 33 lines. <text:s/>The <text:span text:style-name="Code">33.0</text:span> key line overwrote the previous <text:span text:style-name="Code">33</text:span> key line.</text:p>
      <text:p text:style-name="Text_20_body">If you run the default datafile, you'll get the results</text:p>
      <text:p text:style-name="Code">Input data ({n} is a count):</text:p>
      <text:p text:style-name="Code"><text:s text:c="2"/>significant digits = 6</text:p>
      <text:p text:style-name="Code"><text:s text:c="2"/>resolution = 0.01</text:p>
      <text:p text:style-name="Code"><text:s text:c="2"/>kerf <text:s text:c="6"/>= 0.1</text:p>
      <text:p text:style-name="Code"><text:s text:c="2"/>stock <text:s/>= 96{4}</text:p>
      <text:p text:style-name="Code"><text:s text:c="2"/>pieces = 16.75{3} 17.25 33{2}</text:p>
      <text:p text:style-name="Code"/>
      <text:p text:style-name="Code">Cutting details: <text:s text:c="3"/>length: cuts <text:s/>[left over (%)] <text:s/>&lt;kerf loss (%)&gt;</text:p>
      <text:p text:style-name="Code"><text:s text:c="2"/>Uncut stock pieces: </text:p>
      <text:p text:style-name="Code"><text:s text:c="4"/>96{2}</text:p>
      <text:p text:style-name="Code"><text:s text:c="2"/>Partially used stock pieces:</text:p>
      <text:p text:style-name="Code"><text:s text:c="4"/>96: 17.25 33{2} <text:s/>[12.45(13%)] <text:s/>&lt;0.3(0.31%)&gt;</text:p>
      <text:p text:style-name="Code"><text:s text:c="4"/>96: 16.75{3} <text:s/>[45.45(47%)] <text:s/>&lt;0.3(0.31%)&gt;</text:p>
      <text:p text:style-name="Code"/>
      <text:p text:style-name="Code">Summary:</text:p>
      <text:p text:style-name="Code"><text:s text:c="4"/>Starting stock length <text:s text:c="3"/>384</text:p>
      <text:p text:style-name="Code"><text:s text:c="4"/>Length of cut pieces <text:s text:c="3"/>133.5 (35%)</text:p>
      <text:p text:style-name="Code"><text:s text:c="4"/>Kerf loss <text:s text:c="15"/>0.6 (0.16%)</text:p>
      <text:p text:style-name="Code"><text:s text:c="4"/>Scrap left over <text:s text:c="8"/>249.9 (65%)</text:p>
      <text:p text:style-name="Code_20_end"><text:s text:c="4"/>Number of cuts <text:s text:c="12"/>6</text:p>
      <text:h text:style-name="Heading_20_2" text:outline-level="2">Watching the algorithm work</text:h>
      <text:p text:style-name="Text_20_body">You can use the <text:span text:style-name="Code">-d</text:span> option to the script to cause the script to print out the cut choices it makes in your console window. <text:s/>If <text:s/>the optional <text:span text:style-name="Code">color.py</text:span> module is available, the debugging information will be printed in a blue color to make it easier to see (this should work under Linux and may work under Windows (I haven't used Windows in a couple of years, so I haven't tested it recently)). <text:s/>If it's not present, the debug information is indented and can still be identified reasonably easily. <text:s/>Here's an example datafile:</text:p>
      <text:p text:style-name="Code"># Will find pairs that sum to 9.</text:p>
      <text:p text:style-name="Code">L = 10</text:p>
      <text:p text:style-name="Code">resolution = 0.1</text:p>
      <text:p text:style-name="Code"><text:soft-page-break/>kerf = 0.1</text:p>
      <text:p text:style-name="Code">stock = {L:L//2}</text:p>
      <text:p text:style-name="Code_20_end">AddPieces(*list(range(1, L)))</text:p>
      <text:p text:style-name="Text_20_body">Running the script with the <text:span text:style-name="Code">-p</text:span> option gives</text:p>
      <text:p text:style-name="Code">Input data ({n} is a count):</text:p>
      <text:p text:style-name="Code"><text:s text:c="2"/>significant digits = 3</text:p>
      <text:p text:style-name="Code"><text:s text:c="2"/>resolution = 0.1</text:p>
      <text:p text:style-name="Code"><text:s text:c="2"/>kerf <text:s text:c="6"/>= 0.1</text:p>
      <text:p text:style-name="Code"><text:s text:c="2"/>stock <text:s/>= 10{5}</text:p>
      <text:p text:style-name="Code"><text:s text:c="2"/>pieces = 1 2 3 4 5 6 7 8 9</text:p>
      <text:p text:style-name="Code"/>
      <text:p text:style-name="P3">Debug output showing operation of algorithm in resolution units:</text:p>
      <text:p text:style-name="P3">(kerf cuts are shown as negative numbers or zero)</text:p>
      <text:p text:style-name="P3"><text:s text:c="2"/>Need to cut piece = 90</text:p>
      <text:p text:style-name="P3"><text:s text:c="4"/>Can cut from stock piece &lt;100:100:()&gt; (put back 9 into stock container)</text:p>
      <text:p text:style-name="P3"><text:s text:c="2"/>Need to cut piece = 80</text:p>
      <text:p text:style-name="P3"><text:s text:c="4"/>Can cut from stock piece &lt;100:100:()&gt; (put back 19 into stock container)</text:p>
      <text:p text:style-name="P3"><text:s text:c="2"/>Need to cut piece = 70</text:p>
      <text:p text:style-name="P3"><text:s text:c="4"/>Can cut from stock piece &lt;100:100:()&gt; (put back 29 into stock container)</text:p>
      <text:p text:style-name="P3"><text:s text:c="2"/>Need to cut piece = 60</text:p>
      <text:p text:style-name="P3"><text:s text:c="4"/>Can cut from stock piece &lt;100:100:()&gt; (put back 39 into stock container)</text:p>
      <text:p text:style-name="P3"><text:s text:c="2"/>Need to cut piece = 50</text:p>
      <text:p text:style-name="P3"><text:s text:c="4"/>Can cut from stock piece &lt;100:100:()&gt; (put back 49 into stock container)</text:p>
      <text:p text:style-name="P3"><text:s text:c="2"/>Need to cut piece = 40</text:p>
      <text:p text:style-name="P3"><text:s text:c="4"/>Can cut from stock piece &lt;49:100:(50, -1)&gt; (put back 8 into stock container)</text:p>
      <text:p text:style-name="P3"><text:s text:c="2"/>Need to cut piece = 30</text:p>
      <text:p text:style-name="P3"><text:s text:c="4"/>Can cut from stock piece &lt;39:100:(60, -1)&gt; (put back 8 into stock container)</text:p>
      <text:p text:style-name="P3"><text:s text:c="2"/>Need to cut piece = 20</text:p>
      <text:p text:style-name="P3"><text:s text:c="4"/>Can cut from stock piece &lt;29:100:(70, -1)&gt; (put back 8 into stock container)</text:p>
      <text:p text:style-name="P3"><text:s text:c="2"/>Need to cut piece = 10</text:p>
      <text:p text:style-name="P3"><text:s text:c="4"/>Can cut from stock piece &lt;19:100:(80, -1)&gt; (put back 8 into stock container)</text:p>
      <text:p text:style-name="P3"><text:s text:c="2"/>Ending stock state:</text:p>
      <text:p text:style-name="P3"><text:s text:c="5"/>&lt;8:100:(50, -1, 40, -1)&gt;</text:p>
      <text:p text:style-name="P3"><text:s text:c="5"/>&lt;8:100:(60, -1, 30, -1)&gt;</text:p>
      <text:p text:style-name="P3"><text:s text:c="5"/>&lt;8:100:(70, -1, 20, -1)&gt;</text:p>
      <text:p text:style-name="P3"><text:s text:c="5"/>&lt;8:100:(80, -1, 10, -1)&gt;</text:p>
      <text:p text:style-name="P3"><text:s text:c="5"/>&lt;9:100:(90, -1)&gt;</text:p>
      <text:p text:style-name="Code"/>
      <text:p text:style-name="Code">Cutting details: <text:s text:c="3"/>length: cuts <text:s/>[left over (%)] <text:s/>&lt;kerf loss (%)&gt;</text:p>
      <text:p text:style-name="Code"><text:s text:c="2"/>Partially used stock pieces:</text:p>
      <text:p text:style-name="Code"><text:s text:c="4"/>10: 9 <text:s/>[0.9(9%)] <text:s/>&lt;0.1(1%)&gt;</text:p>
      <text:p text:style-name="Code"><text:s text:c="4"/>10: 4 5 <text:s/>[0.8(8%)] <text:s/>&lt;0.2(2%)&gt;</text:p>
      <text:p text:style-name="Code"><text:s text:c="4"/>10: 3 6 <text:s/>[0.8(8%)] <text:s/>&lt;0.2(2%)&gt;</text:p>
      <text:p text:style-name="Code"><text:s text:c="4"/>10: 2 7 <text:s/>[0.8(8%)] <text:s/>&lt;0.2(2%)&gt;</text:p>
      <text:p text:style-name="Code"><text:s text:c="4"/>10: 1 8 <text:s/>[0.8(8%)] <text:s/>&lt;0.2(2%)&gt;</text:p>
      <text:p text:style-name="Code"/>
      <text:p text:style-name="Code">Summary:</text:p>
      <text:p text:style-name="Code"><text:s text:c="4"/>Starting stock length <text:s text:c="3"/>50</text:p>
      <text:p text:style-name="Code"><text:s text:c="4"/>Length of cut pieces <text:s text:c="4"/>45 (90%)</text:p>
      <text:p text:style-name="Code"><text:s text:c="4"/>Kerf loss <text:s text:c="14"/>0.9 (1.8%)</text:p>
      <text:p text:style-name="Code"><text:s text:c="4"/>Scrap left over <text:s text:c="8"/>4.1 (8.2%)</text:p>
      <text:p text:style-name="Code_20_end"><text:s text:c="4"/>Number of cuts <text:s text:c="11"/>9</text:p>
      <text:p text:style-name="Text_20_body">I've highlighted the debug output in a different color. <text:s/>Note that the lengths given in the debug output are the physical lengths divided by the resolution and converted to an integer. <text:s/>Thus, the piece that is 9 units long has a length of 90 in resolution units because the resolution is 0.1. <text:s/>The first cut is for the piece with length 90; the kerf of 1 means that there's 9 units of stock length left on the original stock piece of 100; this is indicated by <text:span text:style-name="Code">put back 9 into stock container</text:span>. <text:s/></text:p>
      <text:p text:style-name="Text_20_body">Internal to the script, the <text:span text:style-name="Code">_Stock</text:span> objects print out using strings like <text:span text:style-name="Code">&lt;8:100:(50, -1, 40, -1)&gt;</text:span>, which gives the current length <text:span text:style-name="Code">8</text:span>, the starting length <text:span text:style-name="Code">100</text:span>, and a tuple of the cuts made so far on the stock piece. <text:s/>The negative numbers in the tuple (or zeros) are the kerf cuts.</text:p>
      <text:p text:style-name="Text_20_body">If the script has the ability to print to the console in different colors, then you'll see the uncut and completely cut stock pieces printed in green; this helps you see where stock will be left over and/or <text:soft-page-break/>used efficiently.</text:p>
      <text:p text:style-name="Code"/>
      <text:h text:style-name="Heading_20_1" text:outline-level="1">Examples</text:h>
      <text:h text:style-name="Heading_20_2" text:outline-level="2">Simple problems</text:h>
      <text:p text:style-name="Text_20_body">One of the first things I do with a new tool is to test it on problems that I know the answer to. <text:s/>If it doesn't work on those problems, then it's broken. <text:s/>Thus, let's start off with a few simple examples and see if they work as expected.</text:p>
      <text:p text:style-name="Text_20_body">If you're using Linux and have a suitable pygtk installed, you can highlight the datafile lines, copy them to the clipboard, then run the script with the command option <text:span text:style-name="Code">-c</text:span> and not need to create a datafile.</text:p>
      <text:h text:style-name="Heading_20_3" text:outline-level="3">Cut piece = stock piece, no kerf</text:h>
      <text:p text:style-name="Text_20_body">The first simple problem is where we need a piece 10 units long and we have a piece of stock 10 units long. <text:s/>We'll assume the kerf size is zero. <text:s/>The datafile is </text:p>
      <text:p text:style-name="Code">stock = {10: 1}</text:p>
      <text:p text:style-name="Code_20_end">pieces = {10: 1}</text:p>
      <text:p text:style-name="Text_20_body">We let <text:span text:style-name="Code">kerf</text:span> take on its default value of 0 and <text:span text:style-name="Code">resolution</text:span> has a default value of 1. <text:s/>The results are</text:p>
      <text:p text:style-name="Code">Warning: <text:s/>kerf is zero in resolution units</text:p>
      <text:p text:style-name="Code">Input data ({n} is a count):</text:p>
      <text:p text:style-name="Code"><text:s text:c="2"/>significant digits = 3</text:p>
      <text:p text:style-name="Code"><text:s text:c="2"/>resolution = 1</text:p>
      <text:p text:style-name="Code"><text:s text:c="2"/>kerf <text:s text:c="6"/>= 0</text:p>
      <text:p text:style-name="Code"><text:s text:c="2"/>stock <text:s/>= 10</text:p>
      <text:p text:style-name="Code"><text:s text:c="2"/>pieces = 10</text:p>
      <text:p text:style-name="Code"/>
      <text:p text:style-name="Code">Cutting details: <text:s text:c="3"/>length: cuts <text:s/>[left over (%)] <text:s/>&lt;kerf loss (%)&gt;</text:p>
      <text:p text:style-name="Code"><text:s text:c="2"/>Completely used stock pieces:</text:p>
      <text:p text:style-name="Code"><text:s text:c="4"/>10: 10 <text:s/>&lt;0(0%)&gt;</text:p>
      <text:p text:style-name="Code"/>
      <text:p text:style-name="Code">Summary:</text:p>
      <text:p text:style-name="Code"><text:s text:c="4"/>Starting stock length <text:s text:c="3"/>10</text:p>
      <text:p text:style-name="Code"><text:s text:c="4"/>Length of cut pieces <text:s text:c="4"/>10 (100%)</text:p>
      <text:p text:style-name="Code"><text:s text:c="4"/>Kerf loss <text:s text:c="16"/>0 (0%)</text:p>
      <text:p text:style-name="Code"><text:s text:c="4"/>Scrap left over <text:s text:c="10"/>0 (0%)</text:p>
      <text:p text:style-name="Code_20_end"><text:s text:c="4"/>Number of cuts <text:s text:c="11"/>0</text:p>
      <text:p text:style-name="Text_20_body">These are the results you'd expect.</text:p>
      <text:p text:style-name="Text_20_body">The warning that the kerf is zero is given to indicate that either you forgot to enter a kerf variable or that its integer form rounded to zero. <text:s/>In many real-world problems, you wouldn't want to ignore kerf losses because typical shop cuts involve blades with a finite width.</text:p>
      <text:p text:style-name="Text_20_body">The following is equivalent to the above datafile:</text:p>
      <text:p text:style-name="Code">AddPieces(10)</text:p>
      <text:p text:style-name="Code_20_end">AddStock(10)</text:p>
      <text:h text:style-name="Heading_20_3" text:outline-level="3">Cut piece is a fraction of a stock piece, no kerf</text:h>
      <text:p text:style-name="Text_20_body">The datafile is</text:p>
      <text:p text:style-name="Code">stock = {10: 1}</text:p>
      <text:p text:style-name="Code_20_end">pieces = {5: 1}</text:p>
      <text:p text:style-name="Text_20_body">which results in</text:p>
      <text:p text:style-name="Code">Warning: <text:s/>kerf is zero in resolution units</text:p>
      <text:p text:style-name="Code">Input data ({n} is a count):</text:p>
      <text:p text:style-name="Code"><text:s text:c="2"/>significant digits = 3</text:p>
      <text:p text:style-name="Code"><text:soft-page-break/><text:s text:c="2"/>resolution = 1</text:p>
      <text:p text:style-name="Code"><text:s text:c="2"/>kerf <text:s text:c="6"/>= 0</text:p>
      <text:p text:style-name="Code"><text:s text:c="2"/>stock <text:s/>= 10</text:p>
      <text:p text:style-name="Code"><text:s text:c="2"/>pieces = 5</text:p>
      <text:p text:style-name="Code"/>
      <text:p text:style-name="Code">Cutting details: <text:s text:c="3"/>length: cuts <text:s/>[left over (%)] <text:s/>&lt;kerf loss (%)&gt;</text:p>
      <text:p text:style-name="Code"><text:s text:c="2"/>Partially used stock pieces:</text:p>
      <text:p text:style-name="Code"><text:s text:c="4"/>10: 5 <text:s/>[5(50%)] <text:s/>&lt;0(0%)&gt;</text:p>
      <text:p text:style-name="Code"/>
      <text:p text:style-name="Code">Summary:</text:p>
      <text:p text:style-name="Code"><text:s text:c="4"/>Starting stock length <text:s text:c="2"/>10</text:p>
      <text:p text:style-name="Code"><text:s text:c="4"/>Length of cut pieces <text:s text:c="4"/>5 (50%)</text:p>
      <text:p text:style-name="Code"><text:s text:c="4"/>Kerf loss <text:s text:c="15"/>0 (0%)</text:p>
      <text:p text:style-name="Code"><text:s text:c="4"/>Scrap left over <text:s text:c="9"/>5 (50%)</text:p>
      <text:p text:style-name="Code_20_end"><text:s text:c="4"/>Number of cuts <text:s text:c="10"/>1</text:p>
      <text:h text:style-name="Heading_20_3" text:outline-level="3">Nonzero kerf</text:h>
      <text:p text:style-name="Text_20_body">Five pieces are cut and a nonzero kerf is used:</text:p>
      <text:p text:style-name="Code">kerf = 1</text:p>
      <text:p text:style-name="Code">stock = {10: 1}</text:p>
      <text:p text:style-name="Code_20_end">pieces = {1: 5}</text:p>
      <text:p text:style-name="Text_20_body">which results in</text:p>
      <text:p text:style-name="Code">Input data ({n} is a count):</text:p>
      <text:p text:style-name="Code"><text:s text:c="2"/>significant digits = 3</text:p>
      <text:p text:style-name="Code"><text:s text:c="2"/>resolution = 1</text:p>
      <text:p text:style-name="Code"><text:s text:c="2"/>kerf <text:s text:c="6"/>= 1</text:p>
      <text:p text:style-name="Code"><text:s text:c="2"/>stock <text:s/>= 10</text:p>
      <text:p text:style-name="Code"><text:s text:c="2"/>pieces = 1{5}</text:p>
      <text:p text:style-name="Code"/>
      <text:p text:style-name="Code">Cutting details: <text:s text:c="3"/>length: cuts <text:s/>[left over (%)] <text:s/>&lt;kerf loss (%)&gt;</text:p>
      <text:p text:style-name="Code"><text:s text:c="2"/>Completely used stock pieces:</text:p>
      <text:p text:style-name="Code"><text:s text:c="4"/>10: 1{5} <text:s/>&lt;5(50%)&gt;</text:p>
      <text:p text:style-name="Code"/>
      <text:p text:style-name="Code">Summary:</text:p>
      <text:p text:style-name="Code"><text:s text:c="4"/>Starting stock length <text:s text:c="2"/>10</text:p>
      <text:p text:style-name="Code"><text:s text:c="4"/>Length of cut pieces <text:s text:c="4"/>5 (50%)</text:p>
      <text:p text:style-name="Code"><text:s text:c="4"/>Kerf loss <text:s text:c="15"/>5 (50%)</text:p>
      <text:p text:style-name="Code"><text:s text:c="4"/>Scrap left over <text:s text:c="9"/>0 (0%)</text:p>
      <text:p text:style-name="Code_20_end"><text:s text:c="4"/>Number of cuts <text:s text:c="10"/>5</text:p>
      <text:p text:style-name="Text_20_body">Note how the kerf width causes the remainder of the stock to be used up because of the five cuts.</text:p>
      <text:h text:style-name="Heading_20_2" text:outline-level="2">A problem that can be worked by hand</text:h>
      <text:p text:style-name="Text_20_body">Suppose we require cut pieces of lengths 1, 2, ..., 10 and suppose the stock lengths are 10. <text:s/>These cut lengths sum to 55, so we will need 6 stock pieces. <text:s/>We'd apply the best-fit decreasing heuristic as follows (kerf is zero):</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Action</text:p>
          </table:table-cell>
          <table:table-cell table:style-name="Table3.A1" office:value-type="string">
            <text:p text:style-name="P1">Remaining pieces to cut</text:p>
          </table:table-cell>
          <table:table-cell table:style-name="Table3.A1" office:value-type="string">
            <text:p text:style-name="P1">Stock after cutting</text:p>
          </table:table-cell>
          <table:table-cell table:style-name="Table3.D1" office:value-type="string">
            <text:p text:style-name="Table_20_Heading">Used stock</text:p>
          </table:table-cell>
        </table:table-row>
        <table:table-row>
          <table:table-cell table:style-name="Table3.A2" office:value-type="string">
            <text:p text:style-name="Table_20_Contents">Initial state</text:p>
          </table:table-cell>
          <table:table-cell table:style-name="Table3.A2" office:value-type="string">
            <text:p text:style-name="P2">1 2 3 4 5 6 7 8 9 10</text:p>
          </table:table-cell>
          <table:table-cell table:style-name="Table3.A2" office:value-type="string">
            <text:p text:style-name="P2">10 10 10 10 10 10</text:p>
          </table:table-cell>
          <table:table-cell table:style-name="Table3.D2" office:value-type="string">
            <text:p text:style-name="P2">--</text:p>
          </table:table-cell>
        </table:table-row>
        <table:table-row>
          <table:table-cell table:style-name="Table3.A2" office:value-type="string">
            <text:p text:style-name="Table_20_Contents">Get largest piece to cut = 10</text:p>
          </table:table-cell>
          <table:table-cell table:style-name="Table3.A2" office:value-type="string">
            <text:p text:style-name="P2">1 2 3 4 5 6 7 8 9</text:p>
          </table:table-cell>
          <table:table-cell table:style-name="Table3.A2" office:value-type="string">
            <text:p text:style-name="P2">10 10 10 10 10 </text:p>
          </table:table-cell>
          <table:table-cell table:style-name="Table3.D2" office:value-type="string">
            <text:p text:style-name="P2">10</text:p>
          </table:table-cell>
        </table:table-row>
        <table:table-row>
          <table:table-cell table:style-name="Table3.A2" office:value-type="string">
            <text:p text:style-name="Table_20_Contents">Next largest piece = 9</text:p>
          </table:table-cell>
          <table:table-cell table:style-name="Table3.A2" office:value-type="string">
            <text:p text:style-name="P2">1 2 3 4 5 6 7 8</text:p>
          </table:table-cell>
          <table:table-cell table:style-name="Table3.A2" office:value-type="string">
            <text:p text:style-name="P2">1 10 10 10 10</text:p>
          </table:table-cell>
          <table:table-cell table:style-name="Table3.D2" office:value-type="string">
            <text:p text:style-name="P2">10</text:p>
          </table:table-cell>
        </table:table-row>
        <table:table-row>
          <table:table-cell table:style-name="Table3.A2" office:value-type="string">
            <text:p text:style-name="Table_20_Contents">Next largest piece = 8</text:p>
          </table:table-cell>
          <table:table-cell table:style-name="Table3.A2" office:value-type="string">
            <text:p text:style-name="P2">1 2 3 4 5 6 7</text:p>
          </table:table-cell>
          <table:table-cell table:style-name="Table3.A2" office:value-type="string">
            <text:p text:style-name="P2">1 2 10 10 10</text:p>
          </table:table-cell>
          <table:table-cell table:style-name="Table3.D2" office:value-type="string">
            <text:p text:style-name="P2">10</text:p>
          </table:table-cell>
        </table:table-row>
        <table:table-row>
          <table:table-cell table:style-name="Table3.A2" office:value-type="string">
            <text:p text:style-name="Table_20_Contents">Next largest piece = 7</text:p>
          </table:table-cell>
          <table:table-cell table:style-name="Table3.A2" office:value-type="string">
            <text:p text:style-name="P2">1 2 3 4 5 6</text:p>
          </table:table-cell>
          <table:table-cell table:style-name="Table3.A2" office:value-type="string">
            <text:p text:style-name="P2">1 2 3 10 10</text:p>
          </table:table-cell>
          <table:table-cell table:style-name="Table3.D2" office:value-type="string">
            <text:p text:style-name="P2">10</text:p>
          </table:table-cell>
        </table:table-row>
        <table:table-row>
          <table:table-cell table:style-name="Table3.A2" office:value-type="string">
            <text:p text:style-name="Table_20_Contents">Next largest piece = 6</text:p>
          </table:table-cell>
          <table:table-cell table:style-name="Table3.A2" office:value-type="string">
            <text:p text:style-name="P2">1 2 3 4 5 </text:p>
          </table:table-cell>
          <table:table-cell table:style-name="Table3.A2" office:value-type="string">
            <text:p text:style-name="P2">1 2 3 4 10</text:p>
          </table:table-cell>
          <table:table-cell table:style-name="Table3.D2" office:value-type="string">
            <text:p text:style-name="P2">10</text:p>
          </table:table-cell>
        </table:table-row>
        <table:table-row>
          <table:table-cell table:style-name="Table3.A2" office:value-type="string">
            <text:p text:style-name="Table_20_Contents">Next largest piece = 5</text:p>
          </table:table-cell>
          <table:table-cell table:style-name="Table3.A2" office:value-type="string">
            <text:p text:style-name="P2">1 2 3 4</text:p>
          </table:table-cell>
          <table:table-cell table:style-name="Table3.A2" office:value-type="string">
            <text:p text:style-name="P2">1 2 3 4 5</text:p>
          </table:table-cell>
          <table:table-cell table:style-name="Table3.D2" office:value-type="string">
            <text:p text:style-name="P2">10</text:p>
          </table:table-cell>
        </table:table-row>
        <table:table-row>
          <table:table-cell table:style-name="Table3.A2" office:value-type="string">
            <text:p text:style-name="Table_20_Contents">Next largest piece = 4</text:p>
          </table:table-cell>
          <table:table-cell table:style-name="Table3.A2" office:value-type="string">
            <text:p text:style-name="P2">1 2 3</text:p>
          </table:table-cell>
          <table:table-cell table:style-name="Table3.A2" office:value-type="string">
            <text:p text:style-name="P2">1 2 3 5</text:p>
          </table:table-cell>
          <table:table-cell table:style-name="Table3.D2" office:value-type="string">
            <text:p text:style-name="P2">10 10</text:p>
          </table:table-cell>
        </table:table-row>
        <table:table-row>
          <table:table-cell table:style-name="Table3.A2" office:value-type="string">
            <text:p text:style-name="Table_20_Contents">Next largest piece = 3</text:p>
          </table:table-cell>
          <table:table-cell table:style-name="Table3.A2" office:value-type="string">
            <text:p text:style-name="P2">1 2 </text:p>
          </table:table-cell>
          <table:table-cell table:style-name="Table3.A2" office:value-type="string">
            <text:p text:style-name="P2">1 2 5</text:p>
          </table:table-cell>
          <table:table-cell table:style-name="Table3.D2" office:value-type="string">
            <text:p text:style-name="P2">10 10 10</text:p>
          </table:table-cell>
        </table:table-row>
        <table:table-row>
          <table:table-cell table:style-name="Table3.A2" office:value-type="string">
            <text:p text:style-name="Table_20_Contents">Next largest piece = 2</text:p>
          </table:table-cell>
          <table:table-cell table:style-name="Table3.A2" office:value-type="string">
            <text:p text:style-name="P2">1</text:p>
          </table:table-cell>
          <table:table-cell table:style-name="Table3.A2" office:value-type="string">
            <text:p text:style-name="P2">1 5</text:p>
          </table:table-cell>
          <table:table-cell table:style-name="Table3.D2" office:value-type="string">
            <text:p text:style-name="P2">10 10 10 10</text:p>
          </table:table-cell>
        </table:table-row>
        <table:table-row>
          <table:table-cell table:style-name="Table3.A2" office:value-type="string">
            <text:p text:style-name="Table_20_Contents">Next largest piece = 1</text:p>
          </table:table-cell>
          <table:table-cell table:style-name="Table3.A2" office:value-type="string">
            <text:p text:style-name="P2">--</text:p>
          </table:table-cell>
          <table:table-cell table:style-name="Table3.A2" office:value-type="string">
            <text:p text:style-name="P2">5</text:p>
          </table:table-cell>
          <table:table-cell table:style-name="Table3.D2" office:value-type="string">
            <text:p text:style-name="P2">10 10 10 10 10</text:p>
          </table:table-cell>
        </table:table-row>
      </table:table>
      <text:p text:style-name="Text_20_body">Thus, we have five stock pieces completely used and the remaining sixth piece half used. <text:s/>The <text:soft-page-break/>remaining scrap material is 5/60 or 8.3%.</text:p>
      <text:p text:style-name="Text_20_body">If you run the datafile</text:p>
      <text:p text:style-name="Code">stock = {10:6}</text:p>
      <text:p text:style-name="Code_20_end">AddPieces(*range(1, 11))</text:p>
      <text:p text:style-name="Text_20_body">you'll get the results</text:p>
      <text:p text:style-name="Code">Warning: <text:s/>kerf is zero in resolution units</text:p>
      <text:p text:style-name="Code">Input data ({n} is a count):</text:p>
      <text:p text:style-name="Code"><text:s text:c="2"/>significant digits = 3</text:p>
      <text:p text:style-name="Code"><text:s text:c="2"/>resolution = 1</text:p>
      <text:p text:style-name="Code"><text:s text:c="2"/>kerf <text:s text:c="6"/>= 0</text:p>
      <text:p text:style-name="Code"><text:s text:c="2"/>stock <text:s/>= 10{6}</text:p>
      <text:p text:style-name="Code"><text:s text:c="2"/>pieces = 1 10 2 3 4 5 6 7 8 9</text:p>
      <text:p text:style-name="Code"/>
      <text:p text:style-name="Code">Cutting details: <text:s text:c="3"/>length: cuts <text:s/>[left over (%)] <text:s/>&lt;kerf loss (%)&gt;</text:p>
      <text:p text:style-name="Code"><text:s text:c="2"/>Completely used stock pieces:</text:p>
      <text:p text:style-name="Code"><text:s text:c="4"/>10: 10 <text:s/>&lt;0(0%)&gt;</text:p>
      <text:p text:style-name="Code"><text:s text:c="4"/>10: 4 6 <text:s/>&lt;0(0%)&gt;</text:p>
      <text:p text:style-name="Code"><text:s text:c="4"/>10: 3 7 <text:s/>&lt;0(0%)&gt;</text:p>
      <text:p text:style-name="Code"><text:s text:c="4"/>10: 2 8 <text:s/>&lt;0(0%)&gt;</text:p>
      <text:p text:style-name="Code"><text:s text:c="4"/>10: 1 9 <text:s/>&lt;0(0%)&gt;</text:p>
      <text:p text:style-name="Code"><text:s text:c="2"/>Partially used stock pieces:</text:p>
      <text:p text:style-name="Code"><text:s text:c="4"/>10: 5 <text:s/>[5(50%)] <text:s/>&lt;0(0%)&gt;</text:p>
      <text:p text:style-name="Code"/>
      <text:p text:style-name="Code">Summary:</text:p>
      <text:p text:style-name="Code"><text:s text:c="4"/>Starting stock length <text:s text:c="3"/>60</text:p>
      <text:p text:style-name="Code"><text:s text:c="4"/>Length of cut pieces <text:s text:c="4"/>55 (92%)</text:p>
      <text:p text:style-name="Code"><text:s text:c="4"/>Kerf loss <text:s text:c="16"/>0 (0%)</text:p>
      <text:p text:style-name="Code"><text:s text:c="4"/>Scrap left over <text:s text:c="10"/>5 (8.3%)</text:p>
      <text:p text:style-name="Code_20_end"><text:s text:c="4"/>Number of cuts <text:s text:c="11"/>5</text:p>
      <text:p text:style-name="Text_20_body">Thus, the results are as expected.</text:p>
      <text:h text:style-name="Heading_20_2" text:outline-level="2">A failure</text:h>
      <text:p text:style-name="Text_20_body">Here's an example from <text:a xlink:type="simple" xlink:href="http://cutoptimize.com/examples.html" text:style-name="Internet_20_link" text:visited-style-name="Visited_20_Internet_20_Link">http://cutoptimize.com/examples.html</text:a> (example 1) that the script will fail to find an answer to:</text:p>
      <text:p text:style-name="Code">stock = {</text:p>
      <text:p text:style-name="Code"><text:s text:c="4"/>1000:5,</text:p>
      <text:p text:style-name="Code">} <text:s text:c="2"/></text:p>
      <text:p text:style-name="Code">pieces = {</text:p>
      <text:p text:style-name="Code"><text:s text:c="4"/>100:10,</text:p>
      <text:p text:style-name="Code"><text:s text:c="4"/>115:10,</text:p>
      <text:p text:style-name="Code"><text:s text:c="4"/>200:14</text:p>
      <text:p text:style-name="Code_20_end">}</text:p>
      <text:p text:style-name="Text_20_body">which yields</text:p>
      <text:p text:style-name="Code">Warning: <text:s/>kerf is zero in resolution units</text:p>
      <text:p text:style-name="Code">Input data ({n} is a count):</text:p>
      <text:p text:style-name="Code"><text:s text:c="2"/>significant digits = 3</text:p>
      <text:p text:style-name="Code"><text:s text:c="2"/>resolution = 1</text:p>
      <text:p text:style-name="Code"><text:s text:c="2"/>kerf <text:s text:c="6"/>= 0</text:p>
      <text:p text:style-name="Code"><text:s text:c="2"/>stock <text:s/>= 1000{5}</text:p>
      <text:p text:style-name="Code"><text:s text:c="2"/>pieces = 100{10} 115{10} 200{14}</text:p>
      <text:p text:style-name="Code"/>
      <text:p text:style-name="Code">Cutting details: <text:s text:c="3"/>length: cuts <text:s/>[left over (%)] <text:s/>&lt;kerf loss (%)&gt;</text:p>
      <text:p text:style-name="Code"><text:s text:c="2"/>Completely used stock pieces:</text:p>
      <text:p text:style-name="Code"><text:s text:c="4"/>{2} 1000: 200{5} <text:s/>&lt;0(0%)&gt;</text:p>
      <text:p text:style-name="Code"><text:s text:c="2"/>Partially used stock pieces:</text:p>
      <text:p text:style-name="Code"><text:s text:c="4"/>1000: 115 200{4} <text:s/>[85(8.5%)] <text:s/>&lt;0(0%)&gt;</text:p>
      <text:p text:style-name="Code"><text:s text:c="4"/>1000: 115{8} <text:s/>[80(8%)] <text:s/>&lt;0(0%)&gt;</text:p>
      <text:p text:style-name="Code"><text:s text:c="4"/>1000: 100{8} 115 <text:s/>[85(8.5%)] <text:s/>&lt;0(0%)&gt;</text:p>
      <text:p text:style-name="Code_20_end">Failed on piece of length 100</text:p>
      <text:p text:style-name="Text_20_body">You'll see the "<text:span text:style-name="Code">Failed ...</text:span>" message when a desired piece is larger than any remaining stock <text:soft-page-break/>piece. <text:s/>Better algorithms/heuristics (e.g., on commercial programs) are then needed for a solution.</text:p>
      <text:p text:style-name="Text_20_body">The indicated site gives the solution</text:p>
      <text:p text:style-name="Code">3 times: <text:s/>100{2} 200{4}</text:p>
      <text:p text:style-name="Code_20_end">2 times: <text:s/>100{2} 115{5} 200</text:p>
      <text:p text:style-name="Text_20_body">which obviously works.</text:p>
      <text:h text:style-name="Heading_20_2" text:outline-level="2">A larger random example</text:h>
      <text:p text:style-name="Text_20_body">You can use arbitrary python code in your datafile. <text:s/>The following example demonstrates the script solving a larger problem that uses the <text:span text:style-name="Code">random.randint()</text:span> function to generate stock and pieces to be cut.</text:p>
      <text:p text:style-name="Code"># Random stock and piece lengths</text:p>
      <text:p text:style-name="Code">from random import randint, seed</text:p>
      <text:p text:style-name="Code">seed(0) <text:s/># Makes the run repeatable</text:p>
      <text:p text:style-name="Code">resolution = 1</text:p>
      <text:p text:style-name="Code">kerf = 1</text:p>
      <text:p text:style-name="Code">AddStock(*[randint(30, 50) for i in range(1000)])</text:p>
      <text:p text:style-name="Code_20_end">AddPieces(*[randint(1, 30) for i in range(1000)])</text:p>
      <text:p text:style-name="Text_20_body">which produces the output</text:p>
      <text:p text:style-name="Code">Input data ({n} is a count):</text:p>
      <text:p text:style-name="Code"><text:s text:c="2"/>significant digits = 3</text:p>
      <text:p text:style-name="Code"><text:s text:c="2"/>resolution = 1</text:p>
      <text:p text:style-name="Code"><text:s text:c="2"/>kerf <text:s text:c="6"/>= 1</text:p>
      <text:p text:style-name="Code"><text:s text:c="2"/>stock <text:s/>= 30{68} 31{41} 32{45} 33{42} 34{39} 35{45} 36{49} 37{45} 38{61} 39{47} 40{45} 41{42} 42{46} 43{50} 44{54} 45{53} 46{49} 47{36} 48{46} 49{52} 50{45}</text:p>
      <text:p text:style-name="Code"><text:s text:c="2"/>pieces = 1{41} 10{22} 11{45} 12{40} 13{33} 14{33} 15{39} 16{41} 17{39} 18{26} 19{29} 2{28} 20{31} 21{30} 22{28} 23{36} 24{29} 25{44} 26{34} 27{36} 28{29} 29{41} 3{30} 30{36} 4{27} 5{33} 6{30} 7{30} 8{36} 9{24}</text:p>
      <text:p text:style-name="Code"/>
      <text:p text:style-name="Code">Cutting details: <text:s text:c="3"/>length: cuts <text:s/>[left over (%)] <text:s/>&lt;kerf loss (%)&gt;</text:p>
      <text:p text:style-name="Code"><text:s text:c="2"/>Uncut stock pieces: </text:p>
      <text:p text:style-name="Code"><text:s text:c="4"/>39{5} 40{45} 41{42} 42{46} 43{50} 44{54} 45{53} 46{49} 47{36} 48{46} 49{52} 50{45}</text:p>
      <text:p text:style-name="Code"><text:s text:c="2"/>Completely used stock pieces:</text:p>
      <text:p text:style-name="Code"><text:s text:c="4"/>39: 12{2} 13 <text:s/>&lt;2(5.1%)&gt;</text:p>
      <text:p text:style-name="Code"><text:s text:c="4"/>{11} 39: 12{3} <text:s/>&lt;3(7.7%)&gt;</text:p>
      <text:p text:style-name="Code"><text:s text:c="4"/>{2} 39: 11 13{2} <text:s/>&lt;2(5.1%)&gt;</text:p>
      <text:p text:style-name="Code"><text:s text:c="4"/>{8} 39: 14{2} 9 <text:s/>&lt;2(5.1%)&gt;</text:p>
      <text:p text:style-name="Code"><text:s text:c="4"/>39: 14 15 8 <text:s/>&lt;2(5.1%)&gt;</text:p>
      <text:p text:style-name="Code"><text:s text:c="4"/>{3} 39: 15{2} 7 <text:s/>&lt;2(5.1%)&gt;</text:p>
      <text:p text:style-name="Code"><text:s text:c="4"/>39: 10{2} 7 9 <text:s/>&lt;3(7.7%)&gt;</text:p>
      <text:p text:style-name="Code"><text:s text:c="4"/>39: 7{5} <text:s/>&lt;4(10%)&gt;</text:p>
      <text:p text:style-name="Code"><text:s text:c="4"/>{2} 39: 10{3} 5 <text:s/>&lt;4(10%)&gt;</text:p>
      <text:p text:style-name="Code"><text:s text:c="4"/>{4} 39: 11{3} 3 <text:s/>&lt;3(7.7%)&gt;</text:p>
      <text:p text:style-name="Code"><text:s text:c="4"/>{2} 39: 3 8{4} <text:s/>&lt;4(10%)&gt;</text:p>
      <text:p text:style-name="Code"><text:s text:c="4"/>{3} 39: 3 5{6} <text:s/>&lt;6(15%)&gt;</text:p>
      <text:p text:style-name="Code"><text:s text:c="4"/>39: 3 7 8{3} <text:s/>&lt;5(13%)&gt;</text:p>
      <text:p text:style-name="Code"><text:s text:c="4"/>{26} 38: 18 19 <text:s/>&lt;1(2.6%)&gt;</text:p>
      <text:p text:style-name="Code"><text:s text:c="4"/>{3} 38: 17 19 <text:s/>&lt;2(5.3%)&gt;</text:p>
      <text:p text:style-name="Code"><text:s text:c="4"/>{8} 38: 15{2} 6 <text:s/>&lt;2(5.3%)&gt;</text:p>
      <text:p text:style-name="Code"><text:s text:c="4"/>38: 15{2} 5 <text:s/>&lt;3(7.9%)&gt;</text:p>
      <text:p text:style-name="Code"><text:s text:c="4"/>{5} 38: 16{2} 3 <text:s/>&lt;3(7.9%)&gt;</text:p>
      <text:p text:style-name="Code"><text:s text:c="4"/>{18} 38: 1 17{2} <text:s/>&lt;3(7.9%)&gt;</text:p>
      <text:p text:style-name="Code"><text:s text:c="4"/>{31} 37: 16 20 <text:s/>&lt;1(2.7%)&gt;</text:p>
      <text:p text:style-name="Code"><text:s text:c="4"/>{14} 37: 15 21 <text:s/>&lt;1(2.7%)&gt;</text:p>
      <text:p text:style-name="Code"><text:s text:c="4"/>{16} 36: 14 21 <text:s/>&lt;1(2.8%)&gt;</text:p>
      <text:p text:style-name="Code"><text:s text:c="4"/>{28} 36: 13 22 <text:s/>&lt;1(2.8%)&gt;</text:p>
      <text:p text:style-name="Code"><text:s text:c="4"/>{5} 36: 12 23 <text:s/>&lt;1(2.8%)&gt;</text:p>
      <text:p text:style-name="Code"><text:s text:c="4"/>{31} 35: 11 23 <text:s/>&lt;1(2.9%)&gt;</text:p>
      <text:p text:style-name="Code"><text:s text:c="4"/>{14} 35: 10 24 <text:s/>&lt;1(2.9%)&gt;</text:p>
      <text:p text:style-name="Code"><text:s text:c="4"/>{15} 34: 24 9 <text:s/>&lt;1(2.9%)&gt;</text:p>
      <text:p text:style-name="Code"><text:s text:c="4"/>{24} 34: 25 8 <text:s/>&lt;1(2.9%)&gt;</text:p>
      <text:p text:style-name="Code"><text:s text:c="4"/>{20} 33: 25 7 <text:s/>&lt;1(3%)&gt;</text:p>
      <text:p text:style-name="Code"><text:soft-page-break/><text:s text:c="4"/>{22} 33: 26 6 <text:s/>&lt;1(3%)&gt;</text:p>
      <text:p text:style-name="Code"><text:s text:c="4"/>{12} 32: 26 5 <text:s/>&lt;1(3.1%)&gt;</text:p>
      <text:p text:style-name="Code"><text:s text:c="4"/>{27} 32: 27 4 <text:s/>&lt;1(3.1%)&gt;</text:p>
      <text:p text:style-name="Code"><text:s text:c="4"/>{6} 32: 27 3 <text:s/>&lt;2(6.2%)&gt;</text:p>
      <text:p text:style-name="Code"><text:s text:c="4"/>{3} 31: 27 3 <text:s/>&lt;1(3.2%)&gt;</text:p>
      <text:p text:style-name="Code"><text:s text:c="4"/>{28} 31: 2 28 <text:s/>&lt;1(3.2%)&gt;</text:p>
      <text:p text:style-name="Code"><text:s text:c="4"/>31: 1 28 <text:s/>&lt;2(6.5%)&gt;</text:p>
      <text:p text:style-name="Code"><text:s text:c="4"/>{36} 30: 30 <text:s/>&lt;0(0%)&gt;</text:p>
      <text:p text:style-name="Code"><text:s text:c="4"/>{32} 30: 29 <text:s/>&lt;1(3.3%)&gt;</text:p>
      <text:p text:style-name="Code"><text:s text:c="2"/>Partially used stock pieces:</text:p>
      <text:p text:style-name="Code"><text:s text:c="4"/>39: 1{7} 3{6} <text:s/>[1(2.6%)] <text:s/>&lt;13(33%)&gt;</text:p>
      <text:p text:style-name="Code"><text:s text:c="4"/>39: 1{15} <text:s/>[9(23%)] <text:s/>&lt;15(38%)&gt;</text:p>
      <text:p text:style-name="Code"><text:s text:c="4"/>{9} 31: 29 <text:s/>[1(3.2%)] <text:s/>&lt;1(3.2%)&gt;</text:p>
      <text:p text:style-name="Code"/>
      <text:p text:style-name="Code">Summary:</text:p>
      <text:p text:style-name="Code"><text:s text:c="4"/>Starting stock length <text:s text:c="2"/>39900</text:p>
      <text:p text:style-name="Code"><text:s text:c="4"/>Length of cut pieces <text:s text:c="3"/>15800 (40%)</text:p>
      <text:p text:style-name="Code"><text:s text:c="4"/>Kerf loss <text:s text:c="16"/>614 (1.5%)</text:p>
      <text:p text:style-name="Code"><text:s text:c="4"/>Scrap left over <text:s text:c="8"/>23500 (59%)</text:p>
      <text:p text:style-name="Code_20_end"><text:s text:c="4"/>Number of cuts <text:s text:c="11"/>614</text:p>
      <text:p text:style-name="Text_20_body">The solution took a few seconds of computer time on my older computer.</text:p>
      <text:h text:style-name="Heading_20_2" text:outline-level="2">Fractions</text:h>
      <text:p text:style-name="Text_20_body">If you prefer to use fractional measurements, you can set the <text:span text:style-name="Code">resolution</text:span> variable to a string representing a fraction and subsequent output will be in terms of fractions. <text:s/>For an example, suppose a table saw has a blade that is 1/8 inch wide and I wanted to measure things to the nearest 1/16th of an inch. <text:s/>I could use the following datafile to calculate how to cut up some stock and get the results expressed as fractions:</text:p>
      <text:p text:style-name="Code">resolution = "1/16"</text:p>
      <text:p text:style-name="Code">kerf = "1/8"</text:p>
      <text:p text:style-name="Code">stock = {96:2} <text:s text:c="3"/># 8 foot 2x4s</text:p>
      <text:p text:style-name="Code_20_end">pieces = {"16 3/8":6, 24:2}</text:p>
      <text:p text:style-name="Text_20_body">which results in the report</text:p>
      <text:p text:style-name="Code">Input data ({n} is a count):</text:p>
      <text:p text:style-name="Code"><text:s text:c="2"/>significant digits = 3</text:p>
      <text:p text:style-name="Code"><text:s text:c="2"/>resolution = 1/16</text:p>
      <text:p text:style-name="Code"><text:s text:c="2"/>kerf <text:s text:c="6"/>= 1/8</text:p>
      <text:p text:style-name="Code"><text:s text:c="2"/>stock <text:s/>= 96{2}</text:p>
      <text:p text:style-name="Code"><text:s text:c="2"/>pieces = 16-3/8{6} 24{2}</text:p>
      <text:p text:style-name="Code"/>
      <text:p text:style-name="Code">Cutting details: <text:s text:c="3"/>length: cuts <text:s/>[left over (%)] <text:s/>&lt;kerf loss (%)&gt;</text:p>
      <text:p text:style-name="Code"><text:s text:c="2"/>Partially used stock pieces:</text:p>
      <text:p text:style-name="Code"><text:s text:c="4"/>96: 16-3/8{2} 24{2} <text:s/>[14-3/4(15%)] <text:s/>&lt;1/2(0.52%)&gt;</text:p>
      <text:p text:style-name="Code"><text:s text:c="4"/>96: 16-3/8{4} <text:s/>[30(31%)] <text:s/>&lt;1/2(0.52%)&gt;</text:p>
      <text:p text:style-name="Code"/>
      <text:p text:style-name="Code">Summary:</text:p>
      <text:p text:style-name="Code"><text:s text:c="4"/>Starting stock length <text:s text:c="3"/>192</text:p>
      <text:p text:style-name="Code"><text:s text:c="4"/>Length of cut pieces <text:s text:c="3"/>146-1/4 (76%)</text:p>
      <text:p text:style-name="Code"><text:s text:c="4"/>Kerf loss <text:s text:c="17"/>1 (0.52%)</text:p>
      <text:p text:style-name="Code"><text:s text:c="4"/>Scrap left over <text:s text:c="8"/>44-3/4 (23%)</text:p>
      <text:p text:style-name="Code_20_end"><text:s text:c="4"/>Number of cuts <text:s text:c="12"/>8</text:p>
      <text:p text:style-name="Text_20_body">Note that <text:span text:style-name="Code">16-3/8</text:span>, <text:span text:style-name="Code">16+3/8</text:span>, and <text:span text:style-name="Code">16 3/8</text:span> mean the same thing as proper fractions.</text:p>
      <text:p text:style-name="Text_20_body">If you change this example's datafile to use a resolution of </text:p>
      <text:p text:style-name="Code_20_end">resolution = 1/8</text:p>
      <text:p text:style-name="Text_20_body">you'll get output in decimal because python evaluates <text:span text:style-name="Code">1/8</text:span> to get <text:span text:style-name="Code">0.125</text:span>. <text:s/>Thus, to get fractional output, you have to define <text:span text:style-name="Code">resolution</text:span> as a string that can be interpreted as a fraction.</text:p>
      <text:h text:style-name="Heading_20_2" text:outline-level="2">Plotting</text:h>
      <text:p text:style-name="Text_20_body">If you have the optional graphics library [g], you can get a PostScript file that contains a graphical <text:soft-page-break/>representation of the cut stock, showing the lengths of the stock, cuts, kerfs, and scrap. <text:s/>As an example, suppose you wanted to have four pieces each of cut stock from 10 to 200 mm long in steps of 10 mm. <text:s/>Further suppose the stock is US-sized 2x4 material in 8 foot lengths and the kerf width is 1/8 inches. <text:s/>We could model this situation with the datafile</text:p>
      <text:p text:style-name="Code"># Units are mm</text:p>
      <text:p text:style-name="Code">in2mm = 25.4</text:p>
      <text:p text:style-name="Code">resolution = 0.1</text:p>
      <text:p text:style-name="Code">kerf = 1/8*in2mm</text:p>
      <text:p text:style-name="Code">stock = {96*in2mm:8}</text:p>
      <text:p text:style-name="Code">pieces = {}</text:p>
      <text:p text:style-name="Code">for length in range(100, 301, 10):</text:p>
      <text:p text:style-name="Code_20_end"><text:s text:c="4"/>pieces[length] = 4</text:p>
      <text:p text:style-name="Text_20_body">Running the script with the <text:span text:style-name="Code">-p</text:span> option produces the output report</text:p>
      <text:p text:style-name="Code">Input data ({n} is a count):</text:p>
      <text:p text:style-name="Code"><text:s text:c="2"/>significant digits = 3</text:p>
      <text:p text:style-name="Code"><text:s text:c="2"/>resolution = 0.1</text:p>
      <text:p text:style-name="Code"><text:s text:c="2"/>kerf <text:s text:c="6"/>= 3.175</text:p>
      <text:p text:style-name="Code"><text:s text:c="2"/>stock <text:s/>= 2440{8}</text:p>
      <text:p text:style-name="Code"><text:s text:c="2"/>pieces = 100{4} 110{4} 120{4} 130{4} 140{4} 150{4} 160{4} 170{4} 180{4} 190{4} 200{4} 210{4} 220{4} 230{4} 240{4} 250{4} 260{4} 270{4} 280{4} 290{4} 300{4}</text:p>
      <text:p text:style-name="Code"/>
      <text:p text:style-name="Code">Cutting details: <text:s text:c="3"/>length: cuts <text:s/>[left over (%)] <text:s/>&lt;kerf loss (%)&gt;</text:p>
      <text:p text:style-name="Code"><text:s text:c="2"/>Partially used stock pieces:</text:p>
      <text:p text:style-name="Code"><text:s text:c="4"/>2440: 100{2} <text:s/>[2230(92%)] <text:s/>&lt;6.2(0.25%)&gt;</text:p>
      <text:p text:style-name="Code"><text:s text:c="4"/>2440: 290{4} 300{4} <text:s/>[53.6(2.2%)] <text:s/>&lt;24.8(1%)&gt;</text:p>
      <text:p text:style-name="Code"><text:s text:c="4"/>2440: 210 270{4} 280{4} <text:s/>[0.5(0.021%)] <text:s/>&lt;27.9(1.1%)&gt;</text:p>
      <text:p text:style-name="Code"><text:s text:c="4"/>2440: 120 240 250{4} 260{4} <text:s/>[7.4(0.3%)] <text:s/>&lt;31(1.3%)&gt;</text:p>
      <text:p text:style-name="Code"><text:s text:c="4"/>2440: 100 220{3} 230{4} 240{3} <text:s/>[4.3(0.18%)] <text:s/>&lt;34.1(1.4%)&gt;</text:p>
      <text:p text:style-name="Code"><text:s text:c="4"/>2440: 180 190{3} 200{4} 210{3} 220 <text:s/>[1.2(0.049%)] <text:s/>&lt;37.2(1.5%)&gt;</text:p>
      <text:p text:style-name="Code"><text:s text:c="4"/>2440: 150{2} 160{4} 170{4} 180{3} 190 <text:s/>[45(1.8%)] <text:s/>&lt;43.4(1.8%)&gt;</text:p>
      <text:p text:style-name="Code"><text:s text:c="4"/>2440: 100 110{4} 120{3} 130{4} 140{4} 150{2} <text:s/>[103(4.2%)] <text:s/>&lt;55.8(2.3%)&gt;</text:p>
      <text:p text:style-name="Code"/>
      <text:p text:style-name="Code">Summary:</text:p>
      <text:p text:style-name="Code"><text:s text:c="4"/>Starting stock length <text:s text:c="2"/>19500</text:p>
      <text:p text:style-name="Code"><text:s text:c="4"/>Length of cut pieces <text:s text:c="3"/>16800 (86%)</text:p>
      <text:p text:style-name="Code"><text:s text:c="4"/>Kerf loss <text:s text:c="16"/>260 (1.3%)</text:p>
      <text:p text:style-name="Code"><text:s text:c="4"/>Scrap left over <text:s text:c="9"/>2450 (13%)</text:p>
      <text:p text:style-name="Code_20_end"><text:s text:c="4"/>Number of cuts <text:s text:c="12"/>84</text:p>
      <text:p text:style-name="Text_20_body">and the resulting plot</text:p>
      <text:p text:style-name="Text_20_body"><draw:frame draw:style-name="fr1" draw:name="Image1" text:anchor-type="paragraph" svg:x="6.1mm" svg:y="-1.94mm" svg:width="172.72mm" svg:height="126.61mm" draw:z-index="0"><draw:image xlink:href="../pictures/cut_scrap.png" xlink:type="simple" xlink:show="embed" xlink:actuate="onLoad"/></draw:frame><text:soft-page-break/>The kerf is too small to see on the plot because it is about 1/1000th of the board's length. <text:s/>This picture also gives a suggestion of how the algorithm operated, as you can see the longest pieces (300) were cut first, followed by the next-longest (290), etc. </text:p>
      <text:p text:style-name="Text_20_body">This solution would probably be adequate for my needs, although I recognize that the rounding off of the lengths to 3 significant figures in the output might not be appropriate. <text:s/>Changing to six significant figures by including a line <text:span text:style-name="Code">significant_digits = 6</text:span> in the datafile results in</text:p>
      <text:p text:style-name="Code">Input data ({n} is a count):</text:p>
      <text:p text:style-name="Code"><text:s text:c="2"/>significant digits = 6</text:p>
      <text:p text:style-name="Code"><text:s text:c="2"/>resolution = 0.1</text:p>
      <text:p text:style-name="Code"><text:s text:c="2"/>kerf <text:s text:c="6"/>= 3.175</text:p>
      <text:p text:style-name="Code"><text:s text:c="2"/>stock <text:s/>= 2438.4{8}</text:p>
      <text:p text:style-name="Code"><text:s text:c="2"/>pieces = 100{4} 110{4} 120{4} 130{4} 140{4} 150{4} 160{4} 170{4} 180{4} 190{4} 200{4} 210{4} 220{4} 230{4} 240{4} 250{4} 260{4} 270{4} 280{4} 290{4} 300{4}</text:p>
      <text:p text:style-name="Code"/>
      <text:p text:style-name="Code">Cutting details: <text:s text:c="3"/>length: cuts <text:s/>[left over (%)] <text:s/>&lt;kerf loss (%)&gt;</text:p>
      <text:p text:style-name="Code"><text:s text:c="2"/>Partially used stock pieces:</text:p>
      <text:p text:style-name="Code"><text:s text:c="4"/>2438.4: 100{2} <text:s/>[2232.2(92%)] <text:s/>&lt;6.2(0.25%)&gt;</text:p>
      <text:p text:style-name="Code"><text:s text:c="4"/>2438.4: 290{4} 300{4} <text:s/>[53.6(2.2%)] <text:s/>&lt;24.8(1%)&gt;</text:p>
      <text:p text:style-name="Code"><text:s text:c="4"/>2438.4: 210 270{4} 280{4} <text:s/>[0.5(0.021%)] <text:s/>&lt;27.9(1.1%)&gt;</text:p>
      <text:p text:style-name="Code"><text:s text:c="4"/>2438.4: 120 240 250{4} 260{4} <text:s/>[7.4(0.3%)] <text:s/>&lt;31(1.3%)&gt;</text:p>
      <text:p text:style-name="Code"><text:s text:c="4"/>2438.4: 100 220{3} 230{4} 240{3} <text:s/>[4.3(0.18%)] <text:s/>&lt;34.1(1.4%)&gt;</text:p>
      <text:p text:style-name="Code"><text:s text:c="4"/>2438.4: 180 190{3} 200{4} 210{3} 220 <text:s/>[1.2(0.049%)] <text:s/>&lt;37.2(1.5%)&gt;</text:p>
      <text:p text:style-name="Code"><text:s text:c="4"/>2438.4: 150{2} 160{4} 170{4} 180{3} 190 <text:s/>[45(1.8%)] <text:s/>&lt;43.4(1.8%)&gt;</text:p>
      <text:p text:style-name="Code"><text:s text:c="4"/>2438.4: 100 110{4} 120{3} 130{4} 140{4} 150{2} <text:s/>[102.6(4.2%)] <text:s/>&lt;55.8(2.3%)&gt;</text:p>
      <text:p text:style-name="Code"/>
      <text:p text:style-name="Code">Summary:</text:p>
      <text:p text:style-name="Code"><text:s text:c="4"/>Starting stock length <text:s text:c="2"/>19507.2</text:p>
      <text:p text:style-name="Code"><text:s text:c="4"/>Length of cut pieces <text:s text:c="5"/>16800 (86%)</text:p>
      <text:p text:style-name="Code"><text:s text:c="4"/>Kerf loss <text:s text:c="16"/>260.4 (1.3%)</text:p>
      <text:p text:style-name="Code"><text:soft-page-break/><text:s text:c="4"/>Scrap left over <text:s text:c="9"/>2446.8 (13%)</text:p>
      <text:p text:style-name="Code_20_end"><text:s text:c="4"/>Number of cuts <text:s text:c="14"/>84</text:p>
      <text:p text:style-name="Text_20_body">The primary change in the output is the increased resolution on the lengths. <text:s/>A characteristic of the program is that any trailing zeros or a bare decimal point are removed from any output figures, so <text:span text:style-name="T1">printed values may have more significance than indicated</text:span>. <text:s/>I chose to do this to keep the output compact; if you don't want this behavior, change <text:span text:style-name="Code">Z.remove</text:span> to <text:span text:style-name="Code">False</text:span> in the <text:span text:style-name="Code">ParseCommandLine</text:span> function.</text:p>
      <text:h text:style-name="Heading_20_1" text:outline-level="1"><text:bookmark-start text:name="__RefHeading__66278_737723685"/>References<text:bookmark-end text:name="__RefHeading__66278_737723685"/></text:h>
      <text:p text:style-name="Text_20_body">These are some programs/references that I found while studying this problem. <text:s/>I haven't tried the programs and can make no recommendations concerning them.</text:p>
      <table:table table:name="Table1" table:style-name="Table1">
        <table:table-column table:style-name="Table1.A"/>
        <table:table-column table:style-name="Table1.B"/>
        <table:table-row>
          <table:table-cell office:value-type="string">
            <text:p text:style-name="Reference">wp</text:p>
          </table:table-cell>
          <table:table-cell office:value-type="string">
            <text:p text:style-name="Reference"><text:a xlink:type="simple" xlink:href="http://en.wikipedia.org/wiki/Cutting_stock_problem" text:style-name="Internet_20_link" text:visited-style-name="Visited_20_Internet_20_Link">http://en.wikipedia.org/wiki/Cutting_stock_problem</text:a> <text:a xlink:type="simple" xlink:href="https://en.wikipedia.org/wiki/Bin_packing_problem" text:style-name="Internet_20_link" text:visited-style-name="Visited_20_Internet_20_Link">https://en.wikipedia.org/wiki/Bin_packing_problem</text:a> <text:a xlink:type="simple" xlink:href="http://en.wikipedia.org/wiki/Subset_sum_problem" text:style-name="Internet_20_link" text:visited-style-name="Visited_20_Internet_20_Link">http://en.wikipedia.org/wiki/Subset_sum_problem</text:a> <text:a xlink:type="simple" xlink:href="http://en.wikipedia.org/wiki/Knapsack_problem" text:style-name="Internet_20_link" text:visited-style-name="Visited_20_Internet_20_Link">http://en.wikipedia.org/wiki/Knapsack_problem</text:a> </text:p>
          </table:table-cell>
        </table:table-row>
        <table:table-row>
          <table:table-cell office:value-type="string">
            <text:p text:style-name="Reference">maxcut</text:p>
          </table:table-cell>
          <table:table-cell office:value-type="string">
            <text:p text:style-name="Reference"><text:a xlink:type="simple" xlink:href="http://www.maxcut.co.za/" text:style-name="Internet_20_link" text:visited-style-name="Visited_20_Internet_20_Link">http://www.maxcut.co.za/</text:a></text:p>
          </table:table-cell>
        </table:table-row>
        <table:table-row>
          <table:table-cell office:value-type="string">
            <text:p text:style-name="Reference">delphi</text:p>
          </table:table-cell>
          <table:table-cell office:value-type="string">
            <text:p text:style-name="Reference"><text:a xlink:type="simple" xlink:href="http://www.delphiforfun.org/Programs/Cutting%20Stock.htm" text:style-name="Internet_20_link" text:visited-style-name="Visited_20_Internet_20_Link">http://www.delphiforfun.org/Programs/Cutting%20Stock.htm</text:a></text:p>
          </table:table-cell>
        </table:table-row>
        <table:table-row>
          <table:table-cell office:value-type="string">
            <text:p text:style-name="Reference">su</text:p>
          </table:table-cell>
          <table:table-cell office:value-type="string">
            <text:p text:style-name="Reference"><text:a xlink:type="simple" xlink:href="http://lumberjocks.com/topics/9435" text:style-name="Internet_20_link" text:visited-style-name="Visited_20_Internet_20_Link">http://lumberjocks.com/topics/9435</text:a>. <text:s/>A plug-in for <text:s/>Google SketchUp.</text:p>
          </table:table-cell>
        </table:table-row>
        <table:table-row>
          <table:table-cell office:value-type="string">
            <text:p text:style-name="Reference">haessler</text:p>
          </table:table-cell>
          <table:table-cell office:value-type="string">
            <text:p text:style-name="Reference"><text:a xlink:type="simple" xlink:href="http://deepblue.lib.umich.edu/bitstream/2027.42/30249/1/0000644.pdf" text:style-name="Internet_20_link" text:visited-style-name="Visited_20_Internet_20_Link">http://deepblue.lib.umich.edu/bitstream/2027.42/30249/1/0000644.pdf</text:a> </text:p>
            <text:p text:style-name="Reference">R. Haessler, <text:span text:style-name="T1">One-Dimensional Cutting Stock Problems and Solution Procedures</text:span>, Math. Comput. Modelling, Vol 16, No. 1, pp 1-8, 1992.</text:p>
          </table:table-cell>
        </table:table-row>
        <table:table-row>
          <table:table-cell office:value-type="string">
            <text:p text:style-name="Reference">lec4</text:p>
          </table:table-cell>
          <table:table-cell office:value-type="string">
            <text:p text:style-name="Reference"><text:a xlink:type="simple" xlink:href="http://www.youtube.com/watch?v=NoiPrt4OsQA" text:style-name="Internet_20_link" text:visited-style-name="Visited_20_Internet_20_Link">http://www.youtube.com/watch?v=NoiPrt4OsQA</text:a> <text:s/>A video lecture.</text:p>
          </table:table-cell>
        </table:table-row>
        <table:table-row>
          <table:table-cell office:value-type="string">
            <text:p text:style-name="Reference">g</text:p>
          </table:table-cell>
          <table:table-cell office:value-type="string">
            <text:p text:style-name="Reference"><text:a xlink:type="simple" xlink:href="https://code.google.com/p/pygraphicsps/" text:style-name="Internet_20_link" text:visited-style-name="Visited_20_Internet_20_Link">https://code.google.com/p/pygraphicsps/</text:a> A python graphics library that outputs PostScript.</text:p>
          </table:table-cell>
        </table:table-row>
        <table:table-row>
          <table:table-cell office:value-type="string">
            <text:p text:style-name="Reference"/>
          </table:table-cell>
          <table:table-cell office:value-type="string">
            <text:p text:style-name="Reference"><text:a xlink:type="simple" xlink:href="http://www.ams.org/samplings/feature-column/fcarc-bins2" text:style-name="Internet_20_link" text:visited-style-name="Visited_20_Internet_20_Link">http://www.ams.org/samplings/feature-column/fcarc-bins2</text:a> </text:p>
          </table:table-cell>
        </table:table-row>
        <table:table-row>
          <table:table-cell office:value-type="string">
            <text:p text:style-name="Reference"/>
          </table:table-cell>
          <table:table-cell office:value-type="string">
            <text:p text:style-name="Reference">E. G. Coffman, M. R. Garey, and D. S. Johnson, "Approximation Algorithms for Bin Packing: <text:s/>A Survey" in <text:span text:style-name="T1">Approximation Algorithms for NP-Hard Problems</text:span>, D. S. Hochbaum (editor), PWS Publishing Company, 1997, pp. 46-93.</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5.08mm" fo:margin-right="0mm" fo:text-indent="0mm" style:auto-text-indent="false"/>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5.08mm" fo:margin-right="0mm" fo:margin-top="0mm" fo:margin-bottom="2.03mm" fo:text-indent="0mm"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mm" fo:margin-right="0mm" fo:margin-top="0mm" fo:margin-bottom="2.03mm" fo:text-indent="0m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paragraph-properties fo:margin-left="0mm" fo:margin-right="0mm" fo:margin-top="2.03mm" fo:margin-bottom="2.03mm" fo:text-align="center" style:justify-single-word="false" fo:text-indent="0mm"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7mm" fo:margin-right="0mm" fo:margin-top="0mm" fo:margin-bottom="1.27mm" fo:text-indent="0mm" style:auto-text-indent="false"/>
      <style:text-properties fo:font-variant="normal" fo:text-transform="none" style:text-outline="false" fo:font-size="12pt" fo:font-style="italic" fo:text-shadow="none" fo:font-weight="bold" style:text-blink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54mm" fo:margin-right="0mm" fo:margin-top="1.27mm" fo:margin-bottom="1.27mm" fo:text-indent="0mm" style:auto-text-indent="false" fo:background-color="transparent" style:shadow="none">
        <style:background-image/>
      </style:paragraph-properties>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81mm" fo:margin-right="0mm" fo:margin-top="1.27mm" fo:margin-bottom="1.27mm" fo:text-indent="0mm" style:auto-text-indent="false"/>
      <style:text-properties fo:font-size="11pt" style:text-underline-style="solid"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mm" fo:margin-right="0mm" fo:text-indent="0mm"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mm" fo:margin-bottom="2.03mm"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mm" fo:margin-bottom="0.51mm"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7.62mm" fo:margin-right="0mm" fo:text-indent="0mm" style:auto-text-indent="false" style:page-number="auto"/>
      <style:text-properties fo:color="#000066" style:font-name="Lucida Console" fo:font-size="10pt" fo:language="zxx" fo:country="none"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next-style-name="Text_20_body">
      <style:paragraph-properties fo:margin-top="0mm" fo:margin-bottom="2.03mm"/>
    </style:style>
    <style:style style:name="Where" style:family="paragraph" style:parent-style-name="Text_20_body" style:class="text">
      <style:paragraph-properties fo:margin-left="12.51mm" fo:margin-right="0mm" fo:margin-top="0mm" fo:margin-bottom="0mm" fo:text-indent="0mm"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mm" fo:margin-bottom="2.03mm"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0mm" fo:margin-right="0mm" fo:text-indent="0mm" style:auto-text-indent="false">
        <style:tab-stops/>
      </style:paragraph-properties>
      <style:text-properties fo:language="zxx" fo:country="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fo:text-indent="0mm" style:auto-text-indent="false"/>
    </style:style>
    <style:style style:name="Aside" style:family="paragraph" style:parent-style-name="Text_20_body" style:master-page-name="">
      <style:paragraph-properties fo:margin-left="10mm" fo:margin-right="0mm" fo:text-indent="0mm" style:auto-text-indent="false" style:page-number="auto"/>
    </style:style>
    <style:style style:name="Default_20_Paragraph_20_Font" style:display-name="Default Paragraph Font"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0066" style:font-name="Lucida Console" fo:font-size="11pt" fo:language="zxx" fo:country="none" fo:font-weight="normal" fo:background-color="transparent"/>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eference" style:family="text">
      <style:text-properties fo:color="#006600" fo:font-size="11pt" fo:font-style="italic"/>
    </style:style>
    <style:style style:name="Frame" style:family="graphic">
      <style:graphic-properties text:anchor-type="paragraph" svg:x="0mm" svg:y="0mm" fo:margin-left="1.02mm" fo:margin-right="1.02mm" fo:margin-top="1.02mm" fo:margin-bottom="1.02mm" style:wrap="parallel" style:number-wrapped-paragraphs="no-limit" style:wrap-contour="false" style:vertical-pos="top" style:vertical-rel="paragraph-content" style:horizontal-pos="center" style:horizontal-rel="paragraph-content" fo:background-color="transparent" style:background-transparency="100%" fo:padding="1.5mm" fo:border="0.02mm solid #000000">
        <style:background-image/>
      </style:graphic-properties>
    </style:style>
    <style:style style:name="Graphics" style:family="graphic">
      <style:graphic-properties text:anchor-type="paragraph" svg:x="0mm" svg:y="0mm" fo:margin-top="0mm" fo:margin-bottom="2.54mm" style:wrap="none" style:vertical-pos="top" style:vertical-rel="paragraph" style:horizontal-pos="center" style:horizontal-rel="paragraph" fo:background-color="transparent" style:background-transparency="100%">
        <style:background-image/>
        <style:columns fo:column-count="1" fo:column-gap="0mm"/>
      </style:graphic-properties>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1.02mm" fo:margin-right="1.02mm"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6T10:30:44.924816658</meta:creation-date>
    <meta:editing-cycles>3</meta:editing-cycles>
    <meta:editing-duration>PT59M58S</meta:editing-duration>
    <meta:generator>OpenOffice/4.1.6$Win32 OpenOffice.org_project/416m1$Build-9790</meta:generator>
    <dc:date>2021-07-01T19:32:05.22</dc:date>
    <meta:document-statistic meta:table-count="3" meta:image-count="1" meta:object-count="0" meta:page-count="12" meta:paragraph-count="520" meta:word-count="4283" meta:character-count="25849"/>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